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language="en" fo:country="US" style:text-underline-style="solid" style:text-underline-width="auto" style:text-underline-color="font-color" style:font-size-asian="10pt" style:language-asian="en" style:country-asian="US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language="en" fo:country="US" style:font-size-asian="10pt" style:language-asian="en" style:country-asian="US"/>
    </style:style>
    <style:style style:name="P4" style:family="paragraph" style:parent-style-name="Standard" style:master-page-name="Standard">
      <style:paragraph-properties fo:margin-left="0in" fo:margin-right="0in" fo:text-indent="0in" style:auto-text-indent="false" style:page-number="auto"/>
    </style:style>
    <style:style style:name="P5" style:family="paragraph" style:parent-style-name="Heading_20_1">
      <style:paragraph-properties fo:margin-left="0in" fo:margin-right="0in" fo:text-indent="0in" style:auto-text-indent="false"/>
    </style:style>
    <style:style style:name="P6" style:family="paragraph" style:parent-style-name="Normal_20__28_Web_29_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style:font-name="Times New Roman" fo:font-size="10pt" fo:language="en" fo:country="US" style:font-size-asian="10pt" style:language-asian="en" style:country-asian="US"/>
    </style:style>
    <style:style style:name="T2" style:family="text">
      <style:text-properties style:font-name="Times New Roman" fo:font-size="18pt" fo:language="en" fo:country="US" style:font-size-asian="18pt" style:language-asian="en" style:country-asian="US"/>
    </style:style>
    <style:style style:name="T3" style:family="text">
      <style:text-properties style:font-name="Times New Roman" fo:font-size="12pt" fo:language="en" fo:country="US" style:font-size-asian="12pt" style:language-asian="en" style:country-asian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his material is Open Game Content, and is licensed for public use under the terms of the Open Game License v1.0a.</text:span></text:p>
      <text:h text:style-name="P5" text:outline-level="1"><text:span text:style-name="T2">THE BASICS</text:span></text:h>
      <text:p text:style-name="P2"/>
      <text:p text:style-name="P6"><text:span text:style-name="T3">DICE NOTATION</text:span></text:p>
      <text:p text:style-name="P1"><text:span text:style-name="T1">These rules use the following die notations:</text:span></text:p>
      <text:p text:style-name="P1"><text:span text:style-name="T1">d4 = four sided die</text:span></text:p>
      <text:p text:style-name="P1"><text:span text:style-name="T1">d6 = six sided die</text:span></text:p>
      <text:p text:style-name="P1"><text:span text:style-name="T1">d8 = eight sided die</text:span></text:p>
      <text:p text:style-name="P1"><text:span text:style-name="T1">d10 = ten sided die</text:span></text:p>
      <text:p text:style-name="P1"><text:span text:style-name="T1">d12 = twelve sided die</text:span></text:p>
      <text:p text:style-name="P1"><text:span text:style-name="T1">d20 = twenty sided die</text:span></text:p>
      <text:p text:style-name="P1"><text:span text:style-name="T1">d% = percentile dice (a number between 1 and 100 is generated by rolling two different ten-sided dice. One (designated before rolling) is the tens digit. The other is the ones digit. Two 0s represent 100.)</text:span></text:p>
      <text:p text:style-name="P3"/>
      <text:p text:style-name="P1"><text:span text:style-name="T1">Die rolls are expressed in the format:</text:span></text:p>
      <text:p text:style-name="P1"><text:span text:style-name="T1">[#] die type [+/- modifiers]</text:span></text:p>
      <text:p text:style-name="P1"><text:span text:style-name="T1">Example: 3d6+2 means: "Roll 3 six sided dice. Add the result of the three dice together. Add 2."</text:span></text:p>
      <text:p text:style-name="P2"/>
      <text:p text:style-name="P6"><text:span text:style-name="T3">ROUNDING FRACTIONS</text:span></text:p>
      <text:p text:style-name="P1"><text:span text:style-name="T1">In general, if you wind up with a fraction, round down, even if the fraction is one-half or larger.</text:span></text:p>
      <text:p text:style-name="P1"><text:span text:style-name="T1">Exception: Certain rolls, such as damage and hit points, have a minimum of 1.</text:span></text:p>
      <text:p text:style-name="P2"/>
      <text:p text:style-name="P6"><text:span text:style-name="T3">MULTIPLYING</text:span></text:p>
      <text:p text:style-name="P1"><text:span text:style-name="T1">Sometimes a special rule makes you multiply a number or a die roll. As long as you’re applying a single multiplier, multiply the number normally. When two or more multipliers apply, however, combine them into a single multiple, with each extra multiple adding 1 less than its value to the first multiple. Thus, a double (x2) and a double (x2) applied to the same number results in a triple (x3, because 2 + 1 = 3).</text:span></text:p>
      <text:p text:style-name="P2"/>
      <text:p text:style-name="P1"><text:span text:style-name="T3">BASIC TASK RESOLUTION SYSTEM</text:span></text:p>
      <text:p text:style-name="P1"><text:soft-page-break/><text:span text:style-name="T1">These rules assume a standardized system for determining the success or failure of any given task. That system is:</text:span></text:p>
      <text:p text:style-name="P1"><text:span text:style-name="T1">d20 + Modifiers vs. Target Number</text:span></text:p>
      <text:p text:style-name="P1"><text:span text:style-name="T1">The Modifiers and Target Number are determined by the type of task.</text:span></text:p>
      <text:p text:style-name="P1"><text:span text:style-name="T1">If the result of the d20 roll + the Modifiers equals or exceeds the Target Number, the test is successful. Any other result is a failure.</text:span></text:p>
      <text:p text:style-name="P1"><text:span text:style-name="T1">A "natural 20" on the die roll is not an automatic success. A "natural 1" on the die roll is not an automatic failure, unless the rules state otherwi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Wingdings" style:font-family-complex="Wingdings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in" fo:margin-right="0in" fo:text-align="start" style:justify-single-word="false" fo:orphans="2" fo:widows="2" fo:text-indent="0in" style:auto-text-indent="false" fo:keep-with-next="always" style:vertical-align="auto"/>
      <style:text-properties fo:font-size="18pt" fo:language="en" fo:country="US" style:font-size-asian="18pt" style:language-asian="en" style:country-asian="US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0693in" fo:margin-bottom="0.0693in" loext:contextual-spacing="false" fo:text-align="start" style:justify-single-word="false" fo:orphans="2" fo:widows="2" fo:text-indent="0in" style:auto-text-indent="false" style:vertical-align="auto"/>
      <style:text-properties fo:font-size="12pt" fo:language="en" fo:country="US" style:font-size-asian="12pt" style:language-asian="en" style:country-asian="U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in"/>
        </style:list-level-properties>
        <style:text-properties fo:font-family="Wingdings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1.25in"/>
        </style:list-level-properties>
        <style:text-properties fo:font-family="Wingdings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1.5in"/>
        </style:list-level-properties>
        <style:text-properties fo:font-family="Wingdings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1.75in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2in"/>
        </style:list-level-properties>
        <style:text-properties fo:font-family="Wingdings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2.25in"/>
        </style:list-level-properties>
        <style:text-properties fo:font-family="Wingdings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2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asic Rules</dc:title>
    <dc:subject>MSRD </dc:subject>
    <meta:initial-creator>AKSmith</meta:initial-creator>
    <meta:creation-date>2002-09-05T11:00:00</meta:creation-date>
    <dc:date>2003-08-26T09:51:00</dc:date>
    <meta:editing-cycles>7</meta:editing-cycles>
    <meta:editing-duration>PT9S</meta:editing-duration>
    <meta:document-statistic meta:table-count="0" meta:image-count="0" meta:object-count="0" meta:page-count="2" meta:paragraph-count="25" meta:word-count="336" meta:character-count="1818" meta:non-whitespace-character-count="1507"/>
    <meta:generator>LibreOffice/5.4.6.2$Linux_X86_64 LibreOffice_project/40m0$Build-2</meta:generator>
    <meta:user-defined meta:name="Company">Wizards of the Coast</meta:user-defined>
    <meta:user-defined meta:name="Operator">AKSmith</meta:user-defined>
  </office:meta>
</office:document-meta>
</file>